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text-properties officeooo:paragraph-rsid="06d8bbf4"/>
    </style:style>
    <style:style style:name="P74" style:family="paragraph" style:parent-style-name="amh_5f_paragraphe">
      <style:paragraph-properties style:writing-mode="lr-tb"/>
      <style:text-properties officeooo:paragraph-rsid="06e607b9"/>
    </style:style>
    <style:style style:name="P75" style:family="paragraph" style:parent-style-name="amh_5f_paragraphe">
      <style:paragraph-properties style:writing-mode="lr-tb"/>
      <style:text-properties officeooo:paragraph-rsid="06f5e400"/>
    </style:style>
    <style:style style:name="P76" style:family="paragraph" style:parent-style-name="amh_5f_paragraphe">
      <style:paragraph-properties style:writing-mode="lr-tb"/>
      <style:text-properties officeooo:paragraph-rsid="0706bf43"/>
    </style:style>
    <style:style style:name="P77" style:family="paragraph" style:parent-style-name="amh_5f_paragraphe">
      <style:paragraph-properties fo:break-before="page" style:writing-mode="lr-tb"/>
      <style:text-properties officeooo:paragraph-rsid="072a5418"/>
    </style:style>
    <style:style style:name="P78" style:family="paragraph" style:parent-style-name="amh_5f_paragraphe">
      <style:text-properties officeooo:rsid="0735d895" officeooo:paragraph-rsid="075c9372"/>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rsid="07699277" officeooo:paragraph-rsid="0774907c"/>
    </style:style>
    <style:style style:name="P81" style:family="paragraph" style:parent-style-name="amh_5f_paragraphe">
      <style:text-properties officeooo:rsid="0774907c" officeooo:paragraph-rsid="0774907c"/>
    </style:style>
    <style:style style:name="P82" style:family="paragraph" style:parent-style-name="amh_5f_paragraphe">
      <style:text-properties officeooo:rsid="079784ad" officeooo:paragraph-rsid="079784ad"/>
    </style:style>
    <style:style style:name="P83" style:family="paragraph" style:parent-style-name="amh_5f_paragraphe">
      <style:text-properties officeooo:rsid="07a6697a" officeooo:paragraph-rsid="07a6697a"/>
    </style:style>
    <style:style style:name="P84" style:family="paragraph" style:parent-style-name="amh_5f_paragraphe">
      <style:text-properties officeooo:paragraph-rsid="07dc7827"/>
    </style:style>
    <style:style style:name="P85" style:family="paragraph" style:parent-style-name="amh_5f_paragraphe">
      <style:text-properties officeooo:rsid="0823c483" officeooo:paragraph-rsid="0823c483"/>
    </style:style>
    <style:style style:name="P86" style:family="paragraph" style:parent-style-name="amh_5f_paragraphe">
      <style:text-properties officeooo:rsid="087d7a2d" officeooo:paragraph-rsid="087d7a2d"/>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7576167"/>
    </style:style>
    <style:style style:name="T1564" style:family="text">
      <style:text-properties officeooo:rsid="07593fc4"/>
    </style:style>
    <style:style style:name="T1565" style:family="text">
      <style:text-properties officeooo:rsid="075ac734"/>
    </style:style>
    <style:style style:name="T1566" style:family="text">
      <style:text-properties officeooo:rsid="075b1874"/>
    </style:style>
    <style:style style:name="T1567" style:family="text">
      <style:text-properties officeooo:rsid="075c9372"/>
    </style:style>
    <style:style style:name="T1568" style:family="text">
      <style:text-properties officeooo:rsid="075ddaaf"/>
    </style:style>
    <style:style style:name="T1569" style:family="text">
      <style:text-properties officeooo:rsid="075f3488"/>
    </style:style>
    <style:style style:name="T1570" style:family="text">
      <style:text-properties officeooo:rsid="075f5b36"/>
    </style:style>
    <style:style style:name="T1571" style:family="text">
      <style:text-properties officeooo:rsid="076269c5"/>
    </style:style>
    <style:style style:name="T1572" style:family="text">
      <style:text-properties officeooo:rsid="07641032"/>
    </style:style>
    <style:style style:name="T1573" style:family="text">
      <style:text-properties officeooo:rsid="07658064"/>
    </style:style>
    <style:style style:name="T1574" style:family="text">
      <style:text-properties officeooo:rsid="07660833"/>
    </style:style>
    <style:style style:name="T1575" style:family="text">
      <style:text-properties officeooo:rsid="07663ca1"/>
    </style:style>
    <style:style style:name="T1576" style:family="text">
      <style:text-properties officeooo:rsid="076755e8"/>
    </style:style>
    <style:style style:name="T1577" style:family="text">
      <style:text-properties officeooo:rsid="0767d9af"/>
    </style:style>
    <style:style style:name="T1578" style:family="text">
      <style:text-properties officeooo:rsid="07699277"/>
    </style:style>
    <style:style style:name="T1579" style:family="text">
      <style:text-properties officeooo:rsid="076a6e65"/>
    </style:style>
    <style:style style:name="T1580" style:family="text">
      <style:text-properties officeooo:rsid="076c1f40"/>
    </style:style>
    <style:style style:name="T1581" style:family="text">
      <style:text-properties officeooo:rsid="076e0373"/>
    </style:style>
    <style:style style:name="T1582" style:family="text">
      <style:text-properties officeooo:rsid="076fa081"/>
    </style:style>
    <style:style style:name="T1583" style:family="text">
      <style:text-properties officeooo:rsid="0770276e"/>
    </style:style>
    <style:style style:name="T1584" style:family="text">
      <style:text-properties officeooo:rsid="0770e769"/>
    </style:style>
    <style:style style:name="T1585" style:family="text">
      <style:text-properties officeooo:rsid="0770f62d"/>
    </style:style>
    <style:style style:name="T1586" style:family="text">
      <style:text-properties officeooo:rsid="077157c3"/>
    </style:style>
    <style:style style:name="T1587" style:family="text">
      <style:text-properties officeooo:rsid="07728988"/>
    </style:style>
    <style:style style:name="T1588" style:family="text">
      <style:text-properties officeooo:rsid="07734823"/>
    </style:style>
    <style:style style:name="T1589" style:family="text">
      <style:text-properties officeooo:rsid="0773d8dd"/>
    </style:style>
    <style:style style:name="T1590" style:family="text">
      <style:text-properties officeooo:rsid="077466f6"/>
    </style:style>
    <style:style style:name="T1591" style:family="text">
      <style:text-properties officeooo:rsid="0774907c"/>
    </style:style>
    <style:style style:name="T1592" style:family="text">
      <style:text-properties officeooo:rsid="0776347d"/>
    </style:style>
    <style:style style:name="T1593" style:family="text">
      <style:text-properties officeooo:rsid="0776f2df"/>
    </style:style>
    <style:style style:name="T1594" style:family="text">
      <style:text-properties officeooo:rsid="07780fa1"/>
    </style:style>
    <style:style style:name="T1595" style:family="text">
      <style:text-properties officeooo:rsid="07795906"/>
    </style:style>
    <style:style style:name="T1596" style:family="text">
      <style:text-properties officeooo:rsid="077a66e3"/>
    </style:style>
    <style:style style:name="T1597" style:family="text">
      <style:text-properties officeooo:rsid="077b6a0e"/>
    </style:style>
    <style:style style:name="T1598" style:family="text">
      <style:text-properties officeooo:rsid="077c5761"/>
    </style:style>
    <style:style style:name="T1599" style:family="text">
      <style:text-properties officeooo:rsid="077d5bf3"/>
    </style:style>
    <style:style style:name="T1600" style:family="text">
      <style:text-properties officeooo:rsid="077e235f"/>
    </style:style>
    <style:style style:name="T1601" style:family="text">
      <style:text-properties officeooo:rsid="077f2723"/>
    </style:style>
    <style:style style:name="T1602" style:family="text">
      <style:text-properties officeooo:rsid="077fbe47"/>
    </style:style>
    <style:style style:name="T1603" style:family="text">
      <style:text-properties officeooo:rsid="0781b00f"/>
    </style:style>
    <style:style style:name="T1604" style:family="text">
      <style:text-properties officeooo:rsid="07820e67"/>
    </style:style>
    <style:style style:name="T1605" style:family="text">
      <style:text-properties officeooo:rsid="078279ba"/>
    </style:style>
    <style:style style:name="T1606" style:family="text">
      <style:text-properties officeooo:rsid="07832698"/>
    </style:style>
    <style:style style:name="T1607" style:family="text">
      <style:text-properties officeooo:rsid="0784341b"/>
    </style:style>
    <style:style style:name="T1608" style:family="text">
      <style:text-properties officeooo:rsid="0785ef97"/>
    </style:style>
    <style:style style:name="T1609" style:family="text">
      <style:text-properties officeooo:rsid="0786c465"/>
    </style:style>
    <style:style style:name="T1610" style:family="text">
      <style:text-properties officeooo:rsid="0787d3d4"/>
    </style:style>
    <style:style style:name="T1611" style:family="text">
      <style:text-properties officeooo:rsid="07884a55"/>
    </style:style>
    <style:style style:name="T1612" style:family="text">
      <style:text-properties officeooo:rsid="078a13a7"/>
    </style:style>
    <style:style style:name="T1613" style:family="text">
      <style:text-properties officeooo:rsid="078b3d54"/>
    </style:style>
    <style:style style:name="T1614" style:family="text">
      <style:text-properties officeooo:rsid="078ced91"/>
    </style:style>
    <style:style style:name="T1615" style:family="text">
      <style:text-properties officeooo:rsid="078dd3f0"/>
    </style:style>
    <style:style style:name="T1616" style:family="text">
      <style:text-properties officeooo:rsid="078e7a33"/>
    </style:style>
    <style:style style:name="T1617" style:family="text">
      <style:text-properties officeooo:rsid="078f8050"/>
    </style:style>
    <style:style style:name="T1618" style:family="text">
      <style:text-properties officeooo:rsid="079067fa"/>
    </style:style>
    <style:style style:name="T1619" style:family="text">
      <style:text-properties officeooo:rsid="07916d04"/>
    </style:style>
    <style:style style:name="T1620" style:family="text">
      <style:text-properties officeooo:rsid="0792acb1"/>
    </style:style>
    <style:style style:name="T1621" style:family="text">
      <style:text-properties officeooo:rsid="0793e793"/>
    </style:style>
    <style:style style:name="T1622" style:family="text">
      <style:text-properties officeooo:rsid="079561d4"/>
    </style:style>
    <style:style style:name="T1623" style:family="text">
      <style:text-properties officeooo:rsid="07972834"/>
    </style:style>
    <style:style style:name="T1624" style:family="text">
      <style:text-properties officeooo:rsid="0798f04f"/>
    </style:style>
    <style:style style:name="T1625" style:family="text">
      <style:text-properties officeooo:rsid="079a37bb"/>
    </style:style>
    <style:style style:name="T1626" style:family="text">
      <style:text-properties officeooo:rsid="079aca45"/>
    </style:style>
    <style:style style:name="T1627" style:family="text">
      <style:text-properties officeooo:rsid="079b1ca1"/>
    </style:style>
    <style:style style:name="T1628" style:family="text">
      <style:text-properties officeooo:rsid="079b5bde"/>
    </style:style>
    <style:style style:name="T1629" style:family="text">
      <style:text-properties officeooo:rsid="079c6e55"/>
    </style:style>
    <style:style style:name="T1630" style:family="text">
      <style:text-properties officeooo:rsid="079c87aa"/>
    </style:style>
    <style:style style:name="T1631" style:family="text">
      <style:text-properties officeooo:rsid="079d7106"/>
    </style:style>
    <style:style style:name="T1632" style:family="text">
      <style:text-properties officeooo:rsid="079de891"/>
    </style:style>
    <style:style style:name="T1633" style:family="text">
      <style:text-properties officeooo:rsid="079e3b58"/>
    </style:style>
    <style:style style:name="T1634" style:family="text">
      <style:text-properties officeooo:rsid="079f9d17"/>
    </style:style>
    <style:style style:name="T1635" style:family="text">
      <style:text-properties officeooo:rsid="07a07c02"/>
    </style:style>
    <style:style style:name="T1636" style:family="text">
      <style:text-properties officeooo:rsid="07a25457"/>
    </style:style>
    <style:style style:name="T1637" style:family="text">
      <style:text-properties officeooo:rsid="07a3de3a"/>
    </style:style>
    <style:style style:name="T1638" style:family="text">
      <style:text-properties officeooo:rsid="07a4e280"/>
    </style:style>
    <style:style style:name="T1639" style:family="text">
      <style:text-properties officeooo:rsid="07a520d4"/>
    </style:style>
    <style:style style:name="T1640" style:family="text">
      <style:text-properties officeooo:rsid="07a87f40"/>
    </style:style>
    <style:style style:name="T1641" style:family="text">
      <style:text-properties officeooo:rsid="07a69867"/>
    </style:style>
    <style:style style:name="T1642" style:family="text">
      <style:text-properties officeooo:rsid="07a8a361"/>
    </style:style>
    <style:style style:name="T1643" style:family="text">
      <style:text-properties officeooo:rsid="07aa959b"/>
    </style:style>
    <style:style style:name="T1644" style:family="text">
      <style:text-properties officeooo:rsid="07ab7103"/>
    </style:style>
    <style:style style:name="T1645" style:family="text">
      <style:text-properties officeooo:rsid="07ac803f"/>
    </style:style>
    <style:style style:name="T1646" style:family="text">
      <style:text-properties officeooo:rsid="07ae2208"/>
    </style:style>
    <style:style style:name="T1647" style:family="text">
      <style:text-properties officeooo:rsid="07ae4671"/>
    </style:style>
    <style:style style:name="T1648" style:family="text">
      <style:text-properties officeooo:rsid="07af7c8a"/>
    </style:style>
    <style:style style:name="T1649" style:family="text">
      <style:text-properties officeooo:rsid="07b073c5"/>
    </style:style>
    <style:style style:name="T1650" style:family="text">
      <style:text-properties officeooo:rsid="07b1d31f"/>
    </style:style>
    <style:style style:name="T1651" style:family="text">
      <style:text-properties officeooo:rsid="07b3a1e9"/>
    </style:style>
    <style:style style:name="T1652" style:family="text">
      <style:text-properties officeooo:rsid="07b4b1ad"/>
    </style:style>
    <style:style style:name="T1653" style:family="text">
      <style:text-properties officeooo:rsid="07b4bd70"/>
    </style:style>
    <style:style style:name="T1654" style:family="text">
      <style:text-properties officeooo:rsid="07b65793"/>
    </style:style>
    <style:style style:name="T1655" style:family="text">
      <style:text-properties officeooo:rsid="07b7e5b3"/>
    </style:style>
    <style:style style:name="T1656" style:family="text">
      <style:text-properties officeooo:rsid="07b83fbc"/>
    </style:style>
    <style:style style:name="T1657" style:family="text">
      <style:text-properties officeooo:rsid="07b88f96"/>
    </style:style>
    <style:style style:name="T1658" style:family="text">
      <style:text-properties officeooo:rsid="07b9e9c5"/>
    </style:style>
    <style:style style:name="T1659" style:family="text">
      <style:text-properties officeooo:rsid="07ba5815"/>
    </style:style>
    <style:style style:name="T1660" style:family="text">
      <style:text-properties officeooo:rsid="07baf4fc"/>
    </style:style>
    <style:style style:name="T1661" style:family="text">
      <style:text-properties officeooo:rsid="07bc24c0"/>
    </style:style>
    <style:style style:name="T1662" style:family="text">
      <style:text-properties officeooo:rsid="07bcc864"/>
    </style:style>
    <style:style style:name="T1663" style:family="text">
      <style:text-properties officeooo:rsid="07bd54ce"/>
    </style:style>
    <style:style style:name="T1664" style:family="text">
      <style:text-properties officeooo:rsid="07bf4c64"/>
    </style:style>
    <style:style style:name="T1665" style:family="text">
      <style:text-properties officeooo:rsid="07c01aa6"/>
    </style:style>
    <style:style style:name="T1666" style:family="text">
      <style:text-properties officeooo:rsid="07c15190"/>
    </style:style>
    <style:style style:name="T1667" style:family="text">
      <style:text-properties officeooo:rsid="07c32287"/>
    </style:style>
    <style:style style:name="T1668" style:family="text">
      <style:text-properties officeooo:rsid="07c52a50"/>
    </style:style>
    <style:style style:name="T1669" style:family="text">
      <style:text-properties officeooo:rsid="07c3fc31"/>
    </style:style>
    <style:style style:name="T1670" style:family="text">
      <style:text-properties officeooo:rsid="07c55eb0"/>
    </style:style>
    <style:style style:name="T1671" style:family="text">
      <style:text-properties officeooo:rsid="07c73045"/>
    </style:style>
    <style:style style:name="T1672" style:family="text">
      <style:text-properties officeooo:rsid="07c7f717"/>
    </style:style>
    <style:style style:name="T1673" style:family="text">
      <style:text-properties officeooo:rsid="07c9de03"/>
    </style:style>
    <style:style style:name="T1674" style:family="text">
      <style:text-properties officeooo:rsid="07cb79cd"/>
    </style:style>
    <style:style style:name="T1675" style:family="text">
      <style:text-properties officeooo:rsid="07ccafd5"/>
    </style:style>
    <style:style style:name="T1676" style:family="text">
      <style:text-properties officeooo:rsid="07ceac9d"/>
    </style:style>
    <style:style style:name="T1677" style:family="text">
      <style:text-properties officeooo:rsid="07d0422a"/>
    </style:style>
    <style:style style:name="T1678" style:family="text">
      <style:text-properties officeooo:rsid="07d1bdaf"/>
    </style:style>
    <style:style style:name="T1679" style:family="text">
      <style:text-properties officeooo:rsid="07d31999"/>
    </style:style>
    <style:style style:name="T1680" style:family="text">
      <style:text-properties officeooo:rsid="07d47cfe"/>
    </style:style>
    <style:style style:name="T1681" style:family="text">
      <style:text-properties officeooo:rsid="07d57604"/>
    </style:style>
    <style:style style:name="T1682" style:family="text">
      <style:text-properties officeooo:rsid="07d6ed9e"/>
    </style:style>
    <style:style style:name="T1683" style:family="text">
      <style:text-properties officeooo:rsid="07d7acdf"/>
    </style:style>
    <style:style style:name="T1684" style:family="text">
      <style:text-properties officeooo:rsid="07d91bc7"/>
    </style:style>
    <style:style style:name="T1685" style:family="text">
      <style:text-properties officeooo:rsid="07dafa77"/>
    </style:style>
    <style:style style:name="T1686" style:family="text">
      <style:text-properties officeooo:rsid="07dc7827"/>
    </style:style>
    <style:style style:name="T1687" style:family="text">
      <style:text-properties officeooo:rsid="07de3e99"/>
    </style:style>
    <style:style style:name="T1688" style:family="text">
      <style:text-properties officeooo:rsid="07debcba"/>
    </style:style>
    <style:style style:name="T1689" style:family="text">
      <style:text-properties officeooo:rsid="07e01c3a"/>
    </style:style>
    <style:style style:name="T1690" style:family="text">
      <style:text-properties officeooo:rsid="07e14bd3"/>
    </style:style>
    <style:style style:name="T1691" style:family="text">
      <style:text-properties officeooo:rsid="07e34306"/>
    </style:style>
    <style:style style:name="T1692" style:family="text">
      <style:text-properties officeooo:rsid="07e4cb6b"/>
    </style:style>
    <style:style style:name="T1693" style:family="text">
      <style:text-properties officeooo:rsid="07e675f8"/>
    </style:style>
    <style:style style:name="T1694" style:family="text">
      <style:text-properties officeooo:rsid="07e7d797"/>
    </style:style>
    <style:style style:name="T1695" style:family="text">
      <style:text-properties officeooo:rsid="07e8e9b5"/>
    </style:style>
    <style:style style:name="T1696" style:family="text">
      <style:text-properties officeooo:rsid="07eac8c9"/>
    </style:style>
    <style:style style:name="T1697" style:family="text">
      <style:text-properties officeooo:rsid="07eb68b3"/>
    </style:style>
    <style:style style:name="T1698" style:family="text">
      <style:text-properties officeooo:rsid="07ebf3f8"/>
    </style:style>
    <style:style style:name="T1699" style:family="text">
      <style:text-properties officeooo:rsid="07ec4681"/>
    </style:style>
    <style:style style:name="T1700" style:family="text">
      <style:text-properties officeooo:rsid="07ec8054"/>
    </style:style>
    <style:style style:name="T1701" style:family="text">
      <style:text-properties officeooo:rsid="07ee3255"/>
    </style:style>
    <style:style style:name="T1702" style:family="text">
      <style:text-properties officeooo:rsid="07ef05d3"/>
    </style:style>
    <style:style style:name="T1703" style:family="text">
      <style:text-properties officeooo:rsid="07ef1812"/>
    </style:style>
    <style:style style:name="T1704" style:family="text">
      <style:text-properties officeooo:rsid="07f1058a"/>
    </style:style>
    <style:style style:name="T1705" style:family="text">
      <style:text-properties officeooo:rsid="07f2cebf"/>
    </style:style>
    <style:style style:name="T1706" style:family="text">
      <style:text-properties officeooo:rsid="07f4996c"/>
    </style:style>
    <style:style style:name="T1707" style:family="text">
      <style:text-properties officeooo:rsid="07f60315"/>
    </style:style>
    <style:style style:name="T1708" style:family="text">
      <style:text-properties officeooo:rsid="07f7825f"/>
    </style:style>
    <style:style style:name="T1709" style:family="text">
      <style:text-properties officeooo:rsid="07f7fa13"/>
    </style:style>
    <style:style style:name="T1710" style:family="text">
      <style:text-properties officeooo:rsid="07f80198"/>
    </style:style>
    <style:style style:name="T1711" style:family="text">
      <style:text-properties officeooo:rsid="07f987ff"/>
    </style:style>
    <style:style style:name="T1712" style:family="text">
      <style:text-properties officeooo:rsid="07fa8107"/>
    </style:style>
    <style:style style:name="T1713" style:family="text">
      <style:text-properties officeooo:rsid="07fb0db3"/>
    </style:style>
    <style:style style:name="T1714" style:family="text">
      <style:text-properties officeooo:rsid="03b15d7d"/>
    </style:style>
    <style:style style:name="T1715" style:family="text">
      <style:text-properties officeooo:rsid="03b195d2"/>
    </style:style>
    <style:style style:name="T1716" style:family="text">
      <style:text-properties officeooo:rsid="03b33b44"/>
    </style:style>
    <style:style style:name="T1717" style:family="text">
      <style:text-properties officeooo:rsid="03b43d07"/>
    </style:style>
    <style:style style:name="T1718" style:family="text">
      <style:text-properties officeooo:rsid="07fe0f8a"/>
    </style:style>
    <style:style style:name="T1719" style:family="text">
      <style:text-properties officeooo:rsid="0803cd28"/>
    </style:style>
    <style:style style:name="T1720" style:family="text">
      <style:text-properties officeooo:rsid="07fed3c9"/>
    </style:style>
    <style:style style:name="T1721" style:family="text">
      <style:text-properties officeooo:rsid="07ff0e5b"/>
    </style:style>
    <style:style style:name="T1722" style:family="text">
      <style:text-properties officeooo:rsid="0800a7ec"/>
    </style:style>
    <style:style style:name="T1723" style:family="text">
      <style:text-properties officeooo:rsid="0800e194"/>
    </style:style>
    <style:style style:name="T1724" style:family="text">
      <style:text-properties officeooo:rsid="0801b943"/>
    </style:style>
    <style:style style:name="T1725" style:family="text">
      <style:text-properties officeooo:rsid="0801f432"/>
    </style:style>
    <style:style style:name="T1726" style:family="text">
      <style:text-properties officeooo:rsid="0803cf66"/>
    </style:style>
    <style:style style:name="T1727" style:family="text">
      <style:text-properties officeooo:rsid="0803d354"/>
    </style:style>
    <style:style style:name="T1728" style:family="text">
      <style:text-properties officeooo:rsid="0804a43b"/>
    </style:style>
    <style:style style:name="T1729" style:family="text">
      <style:text-properties officeooo:rsid="08052409"/>
    </style:style>
    <style:style style:name="T1730" style:family="text">
      <style:text-properties officeooo:rsid="08068b2d"/>
    </style:style>
    <style:style style:name="T1731" style:family="text">
      <style:text-properties officeooo:rsid="08071dfc"/>
    </style:style>
    <style:style style:name="T1732" style:family="text">
      <style:text-properties officeooo:rsid="080900df"/>
    </style:style>
    <style:style style:name="T1733" style:family="text">
      <style:text-properties officeooo:rsid="08093aa9"/>
    </style:style>
    <style:style style:name="T1734" style:family="text">
      <style:text-properties officeooo:rsid="0809a20c"/>
    </style:style>
    <style:style style:name="T1735" style:family="text">
      <style:text-properties officeooo:rsid="080b4d70"/>
    </style:style>
    <style:style style:name="T1736" style:family="text">
      <style:text-properties officeooo:rsid="080c056c"/>
    </style:style>
    <style:style style:name="T1737" style:family="text">
      <style:text-properties officeooo:rsid="080d4197"/>
    </style:style>
    <style:style style:name="T1738" style:family="text">
      <style:text-properties officeooo:rsid="080da3cc"/>
    </style:style>
    <style:style style:name="T1739" style:family="text">
      <style:text-properties officeooo:rsid="080f43e4"/>
    </style:style>
    <style:style style:name="T1740" style:family="text">
      <style:text-properties officeooo:rsid="0810ba6b"/>
    </style:style>
    <style:style style:name="T1741" style:family="text">
      <style:text-properties officeooo:rsid="08115016"/>
    </style:style>
    <style:style style:name="T1742" style:family="text">
      <style:text-properties officeooo:rsid="0811f1b1"/>
    </style:style>
    <style:style style:name="T1743" style:family="text">
      <style:text-properties officeooo:rsid="08134355"/>
    </style:style>
    <style:style style:name="T1744" style:family="text">
      <style:text-properties officeooo:rsid="0813d714"/>
    </style:style>
    <style:style style:name="T1745" style:family="text">
      <style:text-properties officeooo:rsid="0813f3b9"/>
    </style:style>
    <style:style style:name="T1746" style:family="text">
      <style:text-properties officeooo:rsid="08149bb0"/>
    </style:style>
    <style:style style:name="T1747" style:family="text">
      <style:text-properties officeooo:rsid="08150430"/>
    </style:style>
    <style:style style:name="T1748" style:family="text">
      <style:text-properties officeooo:rsid="0815d96e"/>
    </style:style>
    <style:style style:name="T1749" style:family="text">
      <style:text-properties officeooo:rsid="08169269"/>
    </style:style>
    <style:style style:name="T1750" style:family="text">
      <style:text-properties officeooo:rsid="0818827e"/>
    </style:style>
    <style:style style:name="T1751" style:family="text">
      <style:text-properties officeooo:rsid="081975ec"/>
    </style:style>
    <style:style style:name="T1752" style:family="text">
      <style:text-properties officeooo:rsid="081a87ed"/>
    </style:style>
    <style:style style:name="T1753" style:family="text">
      <style:text-properties officeooo:rsid="081c6cd2"/>
    </style:style>
    <style:style style:name="T1754" style:family="text">
      <style:text-properties officeooo:rsid="081e3a1a"/>
    </style:style>
    <style:style style:name="T1755" style:family="text">
      <style:text-properties officeooo:rsid="081ec1a0"/>
    </style:style>
    <style:style style:name="T1756" style:family="text">
      <style:text-properties officeooo:rsid="081ff9f1"/>
    </style:style>
    <style:style style:name="T1757" style:family="text">
      <style:text-properties officeooo:rsid="0821d0ab"/>
    </style:style>
    <style:style style:name="T1758" style:family="text">
      <style:text-properties officeooo:rsid="0822fe3e"/>
    </style:style>
    <style:style style:name="T1759" style:family="text">
      <style:text-properties officeooo:rsid="0825357f"/>
    </style:style>
    <style:style style:name="T1760" style:family="text">
      <style:text-properties officeooo:rsid="08259dc2"/>
    </style:style>
    <style:style style:name="T1761" style:family="text">
      <style:text-properties officeooo:rsid="0826d4b2"/>
    </style:style>
    <style:style style:name="T1762" style:family="text">
      <style:text-properties officeooo:rsid="0826ee42"/>
    </style:style>
    <style:style style:name="T1763" style:family="text">
      <style:text-properties officeooo:rsid="0827bf32"/>
    </style:style>
    <style:style style:name="T1764" style:family="text">
      <style:text-properties officeooo:rsid="082982eb"/>
    </style:style>
    <style:style style:name="T1765" style:family="text">
      <style:text-properties officeooo:rsid="082b4903"/>
    </style:style>
    <style:style style:name="T1766" style:family="text">
      <style:text-properties officeooo:rsid="082c3578"/>
    </style:style>
    <style:style style:name="T1767" style:family="text">
      <style:text-properties officeooo:rsid="082cdfc3"/>
    </style:style>
    <style:style style:name="T1768" style:family="text">
      <style:text-properties officeooo:rsid="082d3dcb"/>
    </style:style>
    <style:style style:name="T1769" style:family="text">
      <style:text-properties officeooo:rsid="082e5183"/>
    </style:style>
    <style:style style:name="T1770" style:family="text">
      <style:text-properties officeooo:rsid="08304c0b"/>
    </style:style>
    <style:style style:name="T1771" style:family="text">
      <style:text-properties officeooo:rsid="08307229"/>
    </style:style>
    <style:style style:name="T1772" style:family="text">
      <style:text-properties officeooo:rsid="0831acc3"/>
    </style:style>
    <style:style style:name="T1773" style:family="text">
      <style:text-properties officeooo:rsid="0832e977"/>
    </style:style>
    <style:style style:name="T1774" style:family="text">
      <style:text-properties officeooo:rsid="083499be"/>
    </style:style>
    <style:style style:name="T1775" style:family="text">
      <style:text-properties officeooo:rsid="08364786"/>
    </style:style>
    <style:style style:name="T1776" style:family="text">
      <style:text-properties officeooo:rsid="08373dbb"/>
    </style:style>
    <style:style style:name="T1777" style:family="text">
      <style:text-properties officeooo:rsid="0837bcd4"/>
    </style:style>
    <style:style style:name="T1778" style:family="text">
      <style:text-properties officeooo:rsid="08399c80"/>
    </style:style>
    <style:style style:name="T1779" style:family="text">
      <style:text-properties officeooo:rsid="083b7c3f"/>
    </style:style>
    <style:style style:name="T1780" style:family="text">
      <style:text-properties officeooo:rsid="083bab0e"/>
    </style:style>
    <style:style style:name="T1781" style:family="text">
      <style:text-properties officeooo:rsid="083c8bd5"/>
    </style:style>
    <style:style style:name="T1782" style:family="text">
      <style:text-properties officeooo:rsid="083e39e0"/>
    </style:style>
    <style:style style:name="T1783" style:family="text">
      <style:text-properties officeooo:rsid="083e596e"/>
    </style:style>
    <style:style style:name="T1784" style:family="text">
      <style:text-properties officeooo:rsid="08403d0f"/>
    </style:style>
    <style:style style:name="T1785" style:family="text">
      <style:text-properties officeooo:rsid="084060e9"/>
    </style:style>
    <style:style style:name="T1786" style:family="text">
      <style:text-properties officeooo:rsid="0841f580"/>
    </style:style>
    <style:style style:name="T1787" style:family="text">
      <style:text-properties officeooo:rsid="0842fb25"/>
    </style:style>
    <style:style style:name="T1788" style:family="text">
      <style:text-properties officeooo:rsid="084389b2"/>
    </style:style>
    <style:style style:name="T1789" style:family="text">
      <style:text-properties officeooo:rsid="08441e72"/>
    </style:style>
    <style:style style:name="T1790" style:family="text">
      <style:text-properties officeooo:rsid="084462a3"/>
    </style:style>
    <style:style style:name="T1791" style:family="text">
      <style:text-properties officeooo:rsid="08463c3f"/>
    </style:style>
    <style:style style:name="T1792" style:family="text">
      <style:text-properties officeooo:rsid="0847e05b"/>
    </style:style>
    <style:style style:name="T1793" style:family="text">
      <style:text-properties officeooo:rsid="0849c3dc"/>
    </style:style>
    <style:style style:name="T1794" style:family="text">
      <style:text-properties officeooo:rsid="084a0673"/>
    </style:style>
    <style:style style:name="T1795" style:family="text">
      <style:text-properties officeooo:rsid="084b428a"/>
    </style:style>
    <style:style style:name="T1796" style:family="text">
      <style:text-properties officeooo:rsid="084d81bf"/>
    </style:style>
    <style:style style:name="T1797" style:family="text">
      <style:text-properties officeooo:rsid="084e292b"/>
    </style:style>
    <style:style style:name="T1798" style:family="text">
      <style:text-properties officeooo:rsid="084e43f3"/>
    </style:style>
    <style:style style:name="T1799" style:family="text">
      <style:text-properties officeooo:rsid="084e460c"/>
    </style:style>
    <style:style style:name="T1800" style:family="text">
      <style:text-properties officeooo:rsid="084f154a"/>
    </style:style>
    <style:style style:name="T1801" style:family="text">
      <style:text-properties officeooo:rsid="08515fee"/>
    </style:style>
    <style:style style:name="T1802" style:family="text">
      <style:text-properties officeooo:rsid="084ffd03"/>
    </style:style>
    <style:style style:name="T1803" style:family="text">
      <style:text-properties officeooo:rsid="08534754"/>
    </style:style>
    <style:style style:name="T1804" style:family="text">
      <style:text-properties officeooo:rsid="08544f10"/>
    </style:style>
    <style:style style:name="T1805" style:family="text">
      <style:text-properties officeooo:rsid="085582f5"/>
    </style:style>
    <style:style style:name="T1806" style:family="text">
      <style:text-properties officeooo:rsid="0855caa7"/>
    </style:style>
    <style:style style:name="T1807" style:family="text">
      <style:text-properties officeooo:rsid="0855f3de"/>
    </style:style>
    <style:style style:name="T1808" style:family="text">
      <style:text-properties officeooo:rsid="0857545b"/>
    </style:style>
    <style:style style:name="T1809" style:family="text">
      <style:text-properties officeooo:rsid="085759d1"/>
    </style:style>
    <style:style style:name="T1810" style:family="text">
      <style:text-properties officeooo:rsid="08579919"/>
    </style:style>
    <style:style style:name="T1811" style:family="text">
      <style:text-properties officeooo:rsid="0858317a"/>
    </style:style>
    <style:style style:name="T1812" style:family="text">
      <style:text-properties officeooo:rsid="08585b28"/>
    </style:style>
    <style:style style:name="T1813" style:family="text">
      <style:text-properties officeooo:rsid="0859ba51"/>
    </style:style>
    <style:style style:name="T1814" style:family="text">
      <style:text-properties officeooo:rsid="0859c8d4"/>
    </style:style>
    <style:style style:name="T1815" style:family="text">
      <style:text-properties officeooo:rsid="0859d730"/>
    </style:style>
    <style:style style:name="T1816" style:family="text">
      <style:text-properties officeooo:rsid="085b0c66"/>
    </style:style>
    <style:style style:name="T1817" style:family="text">
      <style:text-properties officeooo:rsid="085ca3e2"/>
    </style:style>
    <style:style style:name="T1818" style:family="text">
      <style:text-properties officeooo:rsid="085e0537"/>
    </style:style>
    <style:style style:name="T1819" style:family="text">
      <style:text-properties officeooo:rsid="085e2cb5"/>
    </style:style>
    <style:style style:name="T1820" style:family="text">
      <style:text-properties officeooo:rsid="085fa440"/>
    </style:style>
    <style:style style:name="T1821" style:family="text">
      <style:text-properties officeooo:rsid="085fdfea"/>
    </style:style>
    <style:style style:name="T1822" style:family="text">
      <style:text-properties officeooo:rsid="0860d4ad"/>
    </style:style>
    <style:style style:name="T1823" style:family="text">
      <style:text-properties officeooo:rsid="0860db94"/>
    </style:style>
    <style:style style:name="T1824" style:family="text">
      <style:text-properties officeooo:rsid="08613518"/>
    </style:style>
    <style:style style:name="T1825" style:family="text">
      <style:text-properties officeooo:rsid="08623141"/>
    </style:style>
    <style:style style:name="T1826" style:family="text">
      <style:text-properties officeooo:rsid="08633567"/>
    </style:style>
    <style:style style:name="T1827" style:family="text">
      <style:text-properties officeooo:rsid="08641c5c"/>
    </style:style>
    <style:style style:name="T1828" style:family="text">
      <style:text-properties officeooo:rsid="08653d7f"/>
    </style:style>
    <style:style style:name="T1829" style:family="text">
      <style:text-properties officeooo:rsid="086614fa"/>
    </style:style>
    <style:style style:name="T1830" style:family="text">
      <style:text-properties officeooo:rsid="0866f2a2"/>
    </style:style>
    <style:style style:name="T1831" style:family="text">
      <style:text-properties officeooo:rsid="0867520d"/>
    </style:style>
    <style:style style:name="T1832" style:family="text">
      <style:text-properties officeooo:rsid="0867f8af"/>
    </style:style>
    <style:style style:name="T1833" style:family="text">
      <style:text-properties officeooo:rsid="0869ebcf"/>
    </style:style>
    <style:style style:name="T1834" style:family="text">
      <style:text-properties officeooo:rsid="086a496d"/>
    </style:style>
    <style:style style:name="T1835" style:family="text">
      <style:text-properties officeooo:rsid="086baaa8"/>
    </style:style>
    <style:style style:name="T1836" style:family="text">
      <style:text-properties officeooo:rsid="086cf689"/>
    </style:style>
    <style:style style:name="T1837" style:family="text">
      <style:text-properties officeooo:rsid="086d7beb"/>
    </style:style>
    <style:style style:name="T1838" style:family="text">
      <style:text-properties officeooo:rsid="086f3f9e"/>
    </style:style>
    <style:style style:name="T1839" style:family="text">
      <style:text-properties officeooo:rsid="08712793"/>
    </style:style>
    <style:style style:name="T1840" style:family="text">
      <style:text-properties officeooo:rsid="08717da1"/>
    </style:style>
    <style:style style:name="T1841" style:family="text">
      <style:text-properties officeooo:rsid="08718504"/>
    </style:style>
    <style:style style:name="T1842" style:family="text">
      <style:text-properties officeooo:rsid="0872444b"/>
    </style:style>
    <style:style style:name="T1843" style:family="text">
      <style:text-properties officeooo:rsid="087401d1"/>
    </style:style>
    <style:style style:name="T1844" style:family="text">
      <style:text-properties officeooo:rsid="087412cb"/>
    </style:style>
    <style:style style:name="T1845" style:family="text">
      <style:text-properties officeooo:rsid="0874c073"/>
    </style:style>
    <style:style style:name="T1846" style:family="text">
      <style:text-properties officeooo:rsid="08755bd6"/>
    </style:style>
    <style:style style:name="T1847" style:family="text">
      <style:text-properties officeooo:rsid="08765912"/>
    </style:style>
    <style:style style:name="T1848" style:family="text">
      <style:text-properties officeooo:rsid="0877edea"/>
    </style:style>
    <style:style style:name="T1849" style:family="text">
      <style:text-properties officeooo:rsid="0878bedf"/>
    </style:style>
    <style:style style:name="T1850" style:family="text">
      <style:text-properties officeooo:rsid="087a448c"/>
    </style:style>
    <style:style style:name="T1851" style:family="text">
      <style:text-properties officeooo:rsid="087bcb64"/>
    </style:style>
    <style:style style:name="T1852" style:family="text">
      <style:text-properties officeooo:rsid="087c0db4"/>
    </style:style>
    <style:style style:name="T1853" style:family="text">
      <style:text-properties officeooo:rsid="087d5526"/>
    </style:style>
    <style:style style:name="T1854" style:family="text">
      <style:text-properties officeooo:rsid="087dcd72"/>
    </style:style>
    <style:style style:name="T1855" style:family="text">
      <style:text-properties officeooo:rsid="087eaa70"/>
    </style:style>
    <style:style style:name="T1856" style:family="text">
      <style:text-properties officeooo:rsid="088090f0"/>
    </style:style>
    <style:style style:name="T1857" style:family="text">
      <style:text-properties officeooo:rsid="08820143"/>
    </style:style>
    <style:style style:name="T1858" style:family="text">
      <style:text-properties officeooo:rsid="08838d86"/>
    </style:style>
    <style:style style:name="T1859" style:family="text">
      <style:text-properties officeooo:rsid="0885dd6f"/>
    </style:style>
    <style:style style:name="T1860" style:family="text">
      <style:text-properties officeooo:rsid="08870261"/>
    </style:style>
    <style:style style:name="T1861" style:family="text">
      <style:text-properties officeooo:rsid="08886910"/>
    </style:style>
    <style:style style:name="T1862" style:family="text">
      <style:text-properties officeooo:rsid="08890bcf"/>
    </style:style>
    <style:style style:name="T1863" style:family="text">
      <style:text-properties officeooo:rsid="088a3382"/>
    </style:style>
    <style:style style:name="T1864" style:family="text">
      <style:text-properties officeooo:rsid="088c319d"/>
    </style:style>
    <style:style style:name="T1865" style:family="text">
      <style:text-properties officeooo:rsid="088c552c"/>
    </style:style>
    <style:style style:name="T1866" style:family="text">
      <style:text-properties officeooo:rsid="088e19dc"/>
    </style:style>
    <style:style style:name="T1867" style:family="text">
      <style:text-properties officeooo:rsid="088fa91b"/>
    </style:style>
    <style:style style:name="T1868" style:family="text">
      <style:text-properties officeooo:rsid="08917b33"/>
    </style:style>
    <style:style style:name="T1869" style:family="text">
      <style:text-properties officeooo:rsid="089325d2"/>
    </style:style>
    <style:style style:name="T1870" style:family="text">
      <style:text-properties officeooo:rsid="0893de6f"/>
    </style:style>
    <style:style style:name="T1871" style:family="text">
      <style:text-properties officeooo:rsid="0893fc89"/>
    </style:style>
    <style:style style:name="T1872" style:family="text">
      <style:text-properties officeooo:rsid="0894ba03"/>
    </style:style>
    <style:style style:name="T1873" style:family="text">
      <style:text-properties officeooo:rsid="0895a9b0"/>
    </style:style>
    <style:style style:name="T1874" style:family="text">
      <style:text-properties officeooo:rsid="08977a02"/>
    </style:style>
    <style:style style:name="T1875" style:family="text">
      <style:text-properties officeooo:rsid="0899779e"/>
    </style:style>
    <style:style style:name="T1876" style:family="text">
      <style:text-properties officeooo:rsid="089a19ca"/>
    </style:style>
    <style:style style:name="T1877" style:family="text">
      <style:text-properties officeooo:rsid="089b276f"/>
    </style:style>
    <style:style style:name="T1878" style:family="text">
      <style:text-properties officeooo:rsid="089d0cab"/>
    </style:style>
    <style:style style:name="T1879" style:family="text">
      <style:text-properties officeooo:rsid="089dba7b"/>
    </style:style>
    <style:style style:name="T1880" style:family="text">
      <style:text-properties officeooo:rsid="089f968e"/>
    </style:style>
    <style:style style:name="T1881" style:family="text">
      <style:text-properties officeooo:rsid="08a06cf1"/>
    </style:style>
    <style:style style:name="T1882" style:family="text">
      <style:text-properties officeooo:rsid="08a0df02"/>
    </style:style>
    <style:style style:name="T1883" style:family="text">
      <style:text-properties officeooo:rsid="08a226bc"/>
    </style:style>
    <style:style style:name="T1884" style:family="text">
      <style:text-properties officeooo:rsid="08a375b9"/>
    </style:style>
    <style:style style:name="T1885" style:family="text">
      <style:text-properties officeooo:rsid="08a3ff9b"/>
    </style:style>
    <style:style style:name="T1886" style:family="text">
      <style:text-properties officeooo:rsid="08a4a038"/>
    </style:style>
    <style:style style:name="T1887" style:family="text">
      <style:text-properties officeooo:rsid="08a53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 </text:span><text:span text:style-name="T1563">scaturiens </text:span><text:span text:style-name="T1564">ex duobus fontibus ut dicitur Ior et Dan quibus collectis re et nomine </text:span><text:span text:style-name="T1565">trahit originem. </text:span><text:span text:style-name="T1566">P</text:span><text:span text:style-name="T1565">er mare Tiberiadis fluens, prope locum ubi christiani communiter </text:span><text:span text:style-name="T1566">balneantur, in mare tandem Mortuum dilabitur et non apparens ulterius in ibi absorbetur. </text:span><text:span text:style-name="T1567">Delendum quidem si tamen ministerium misticum non lateat quod fluuius tam delectabilis tam detestabili aque miscetur.</text:span></text:p>
      <text:p text:style-name="P79">In hoc igitur sanctissimus fluuio Christus Dei unicus et noster saluator doctrine atque honestatis, humilitatisque magister a precursore <text:span text:style-name="T1568">Iohanne baptizatur, uox summi Patris auditur, Spiritus Sanctum </text:span><text:span text:style-name="T1569">in modum columbe descendens cernitur, lauacrum </text:span><text:span text:style-name="T1570">regenerationis efficitur, </text:span><text:span text:style-name="T1571">undis naturalibus supernaturale Dei donum ad pecciaminum ablutionem donatur. Hunc fluuium Filii Iherusalem sicco uestigio transiuerunt, </text:span><text:span text:style-name="amh_5f_nombre_5f_romain"><text:span text:style-name="T1572">xii</text:span></text:span><text:span text:style-name="T1572"> lapides de eius fundo secundum </text:span><text:span text:style-name="amh_5f_nombre_5f_romain"><text:span text:style-name="T1572">xii</text:span></text:span><text:span text:style-name="T1572"> tribus assumentes et totidem aliunde </text:span><text:span text:style-name="T1573">sumptos in eius medium </text:span><text:span text:style-name="T1574">reponentes in memoriam </text:span><text:span text:style-name="T1575">miraculi perpetuo recolendi. Vndis </text:span><text:span text:style-name="T1576">istius fluuii Naaman </text:span><text:span text:style-name="T1576"><office:annotation office:name="__Annotation__10861_2659024224" loext:resolved="false"><dc:creator>Alexandre Moret Houplon</dc:creator><dc:date>2026-02-20T10:04:29.300226800</dc:date><meta:creator-initials>AMH</meta:creator-initials><text:p text:style-name="Comment">Deluz : siri</text:p></office:annotation></text:span><text:span text:style-name="T1576">tiri</text:span><office:annotation-end office:name="__Annotation__10861_2659024224"/><text:span text:style-name="T1576"> lepra curatur, et breuiter pluribus preconiis hic fluuius insignitur, circa quem inter singula beatissimus ille Iohanes Baptista moratus est et baptismum penitentie </text:span><text:span text:style-name="T15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578">In hiis partibus plures sunt leones siluatici aliquotiens in pecoribus et iumentis habitantium dampna gerentes. </text:span></text:p>
      <text:p text:style-name="P80">D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579">est. </text:span><text:span text:style-name="T1580">Et sciendum est quod in hac mea peregrinatione non semper </text:span><text:span text:style-name="T1581">secutus sum publica itinera et uulgaria, imo pro uisitandis sanctis locis hinc inde ut uolui multotiens </text:span><text:span text:style-name="T1582">deuiaui. Sic igitur procedens ueni </text:span><text:span text:style-name="T1583">in ultimo </text:span><text:span text:style-name="T1584">Silo, locum quidem sanctum atque </text:span><text:span text:style-name="T1585">amenum, ubi arca Dei sub Heli sacerdote longo tempore seruabatur, </text:span><text:span text:style-name="T1586">sicut ait liber Regum. </text:span><text:span text:style-name="T1587">Hic uota et sacrificia </text:span><text:span text:style-name="T1588">populi </text:span><text:span text:style-name="T1589">Domini </text:span><text:span text:style-name="T1590">reddebantur, Samuelique primo deus locutus est, et sibi inter cetera de mutatione </text:span><text:span text:style-name="T1591">sacerdotii reuelauit.</text:span></text:p>
      <text:p text:style-name="P81"><text:soft-page-break/>Inde procedens ueni <text:span text:style-name="T1592">in Sichen aut Sicar ubi est prouincia Samarit</text:span><text:span text:style-name="T1593">an</text:span><text:span text:style-name="T1592">orum. </text:span><text:span text:style-name="T1593">Vallis quidem pulcerrima est </text:span><text:span text:style-name="T1594">ac secunda, </text:span><text:span text:style-name="T1595">ciuitas que bona nunc Napolis appellata. </text:span><text:span text:style-name="T1596">I</text:span><text:span text:style-name="T1595">uxta quam, circa uiam </text:span><text:span text:style-name="T1597">uersus </text:span><text:span text:style-name="T1597"><office:annotation office:name="__Annotation__15010_2659024224" loext:resolved="false"><dc:creator>Alexandre Moret Houplon</dc:creator><dc:date>2026-02-20T10:28:40.219994100</dc:date><meta:creator-initials>AMH</meta:creator-initials><text:p text:style-name="Comment">Li : Iudiam</text:p></office:annotation></text:span><text:span text:style-name="T1597">Iudeam</text:span><office:annotation-end office:name="__Annotation__15010_2659024224"/><text:span text:style-name="T1597">, </text:span><text:span text:style-name="T1598">Dominus cum muliere samaritana prope puteum </text:span><text:span text:style-name="T1599">loquabatur, </text:span><text:span text:style-name="T1600">qui et adhuc ibidem, </text:span><text:span text:style-name="T1601">sed aliquantulum obstructus est. Supra quem locum olim pulcra ecclesia erat, nunc plurimum dissipata. Et non </text:span><text:span text:style-name="T1602">longe sepulcrum est beatissimi patriarce Ioseph, cuius ossa de Egipto </text:span><text:span text:style-name="T1603">ad ipsius preceptum a filiis Israel transportata sunt. Hunc locum Iudei </text:span><text:span text:style-name="T1604">plurimum rueurantur. </text:span><text:span text:style-name="amh_5f_foliotation"><text:span text:style-name="T1605">[f. 241v]</text:span></text:span><text:span text:style-name="T1605"> In predicta ciuitate Dyna filia Iacob rapta est, sed crudelis uindicta urbis habitatoribus a duobus filiis Iacob postea illata est. In hac prouincia </text:span><text:span text:style-name="T1606">Samarie est singularis quedam </text:span><text:span text:style-name="T1607">secta hominum </text:span><text:span text:style-name="T1608">qui Samaritani specialiter nominantur. </text:span><text:span text:style-name="T1609">Hii quoque nec legem christianorum, nec Iudeorum, nec Sarracenorum, </text:span><text:span text:style-name="T1610">nec etiam paganorum sectantur, </text:span><text:span text:style-name="T1611">sed unum Deum </text:span><text:span text:style-name="T1612">dicentes, </text:span><text:span text:style-name="T1613">opiniones, </text:span><text:span text:style-name="T1614">ritus colendi ac modos uiuendi mirabiles tenent, se solos reputantes de numero </text:span><text:span text:style-name="T1615">saluandorum. </text:span><text:span text:style-name="T1616">Et etiam in habitu ab aliis distinguntur, </text:span><text:span text:style-name="T1617">quia cum in hiis partibus habitantes generaliter </text:span><text:span text:style-name="T1618">inuoluunt capita lintheis </text:span><text:span text:style-name="T1619">longissimis christitani </text:span><text:span text:style-name="T1620">blauiis, sarraceni, albis, iudeis, </text:span><text:span text:style-name="T1621">glauci sunt, horum </text:span><text:span text:style-name="T1622">capita rubeis inuoluuntur, et se dicunt de dilectissimis inter omn</text:span><text:span text:style-name="T1623">e</text:span><text:span text:style-name="T1622">s.</text:span></text:p>
      <text:p text:style-name="P82">De Sythen igitur processi uersus Samariam quondam famosissimam ciuitatem, caput huius prouincie que et Samaria ab hac appellatur. Ciuitas autem nunc Sebaste dicitur, et multum assimilatur ciuitate sancte in situ. <text:span text:style-name="T1624">In hac fuit caput et sedes regni decem tribuum postquam Salomonis, si attribuit Iuda et Beniamin dimiserunt, successores quidem secundum </text:span><text:span text:style-name="T1625">sanguinem </text:span><text:span text:style-name="T1626">Dauid regnantes in Iherusalem </text:span><text:span text:style-name="T1627">reges Iuda regnantes uero </text:span><text:span text:style-name="T1628">in Samaria super </text:span><text:span text:style-name="amh_5f_nombre_5f_romain"><text:span text:style-name="T1628">x</text:span></text:span><text:span text:style-name="T1628"> tribus, reges Israel dicebantur. Hec egregia quondam </text:span><text:span text:style-name="T1629">ciuitas desolata est et destructa in ualde pulcro monte sita. Aliquas christianorum ecclesias adhuc habet </text:span><text:span text:style-name="T1630">et precipue tamen unam ualde plucram habuit, cuius adhuc apparent uestigia, ubi caput beati Iohanis Baptiste absciditur, </text:span><text:span text:style-name="T1631">et corpus achephalum </text:span><text:span text:style-name="T1632">a discipulis tumulatur. </text:span><text:span text:style-name="T1633">O uere sacer </text:span><text:span text:style-name="T1634">locus illius sanguinis effusione </text:span><text:span text:style-name="T1635">sacratus, quo nemo </text:span><text:span text:style-name="T1636">maiuor inter natos mulierum </text:span><text:span text:style-name="T1637">surrexit, hoc ipsa ueritate que Christus est clarius attestante. Huius ciuitatis ruine magne nunc apparentes, multitudine columpnarum, numerositate monumentorum </text:span><text:span text:style-name="T1638">in eis et circa ipsas apparentium </text:span><text:span text:style-name="T1639">antique nobilitatis prestant testimonium.</text:span></text:p>
      <text:p text:style-name="P83">Inde aut<text:span text:style-name="T1640">em</text:span> progrediens, <text:span text:style-name="T1641">montanis dimissis, ueni in planitiem </text:span><text:span text:style-name="T1640">Galilee. Est autem Galilea prouincia</text:span><text:span text:style-name="T1642">terre promissionis, melior et fertilior, planis, montibus atque </text:span><text:span text:style-name="T1643">uallibus multum grata, conuersatione, miraculis </text:span><text:span text:style-name="T1644">et uestigiis </text:span><text:span text:style-name="T1645">S</text:span><text:span text:style-name="T1644">aluatoris ac sanctorum </text:span><text:span text:style-name="T1645">plurimum decorata. </text:span><text:span text:style-name="T1646">In cuius planitie </text:span><text:span text:style-name="T1647">ac decliuis montium hec loca sancta sunt, ad memoriam </text:span><text:span text:style-name="T1648">merito reuocanda, scilicet Naym ciuitas, Capharnaum, Betsaida, Cana Galilee, et cetera </text:span><text:span text:style-name="T1649">ubi que Dei Filius </text:span><text:span text:style-name="T1650">prodigia fecerit dicere non oportet cum h</text:span><text:span text:style-name="T1651">ec</text:span><text:span text:style-name="T1650"> sacra Euuangelia recitent. </text:span><text:span text:style-name="T1652">Confert autem </text:span><text:span text:style-name="T1653">ultra modum </text:span><text:span text:style-name="T1654">homini </text:span><text:span text:style-name="T1655">hec sancta loca uidere </text:span><text:span text:style-name="T1656">quia </text:span><text:span text:style-name="T1657">profecto deuotio excitatur, et uidetur quod Christi uita ac suorum apostolorum quodammodo </text:span><text:span text:style-name="T1658">oculis </text:span><text:soft-page-break/><text:span text:style-name="T1658">corporalibus intuetur et ex hoc in corde fundatum fidei </text:span><text:span text:style-name="T1659">feruorem </text:span><text:span text:style-name="T1660">accendimus. </text:span><text:span text:style-name="T1661">Circa fines Galilee ubi gladiis infidelium primus </text:span><text:span text:style-name="T1662">rex populi Israel, </text:span><text:span text:style-name="T1663">Saul et eius filius Ionathas </text:span><text:span text:style-name="T1664">ceciderunt, </text:span><text:span text:style-name="T1665">super cuius morte pissimus Dauid prophetauit prouide ac notabiliter, </text:span><text:span text:style-name="T1666">uerba exprimens </text:span><text:span text:style-name="T1667">conuenientissima signa cordis amicabilis ac sinceri. </text:span><text:span text:style-name="T1668">E</text:span><text:span text:style-name="T1669">x quorum sententia </text:span><text:span text:style-name="T1670">subtiliter </text:span><text:span text:style-name="T1671">trahitur </text:span><text:span text:style-name="T1672">quod amor amicitie maior est amore </text:span><text:span text:style-name="T1673">concupisc</text:span><text:span text:style-name="T1674">i</text:span><text:span text:style-name="T1673">entie, </text:span><text:span text:style-name="T1674">naturali amori inter mortales </text:span><text:span text:style-name="T1675">maxime </text:span><text:span text:style-name="T1676">coequatus. Qui amor </text:span><text:span text:style-name="T1677">uidetur </text:span><text:span text:style-name="T1678">esse </text:span><text:span text:style-name="T1679">quem </text:span><text:span text:style-name="T1680">ad filium </text:span><text:span text:style-name="T1681">fert </text:span><text:span text:style-name="T1682">unigenitum </text:span><text:span text:style-name="T1683">indissolubili glutino genitrix uirtuosa. In predictis montibus, subacto </text:span><text:span text:style-name="T1684">fideli </text:span><text:span text:style-name="T1685">populo, </text:span><text:span text:style-name="T1686">arca ducitur captiuata.</text:span></text:p>
      <text:p text:style-name="P84"><text:span text:style-name="T1686">Hiis uisis, quodam monte </text:span><text:span text:style-name="T1686"><office:annotation office:name="__Annotation__33252_2659024224" loext:resolved="false"><dc:creator>Alexandre Moret Houplon</dc:creator><dc:date>2026-02-20T11:47:17.487006400</dc:date><meta:creator-initials>AMH</meta:creator-initials><text:p text:style-name="Comment">Deluz : transito</text:p></office:annotation></text:span><text:span text:style-name="T1686">transacto</text:span><office:annotation-end office:name="__Annotation__33252_2659024224"/><text:span text:style-name="T1686">, </text:span><text:span text:style-name="T1687">dimissa planitie </text:span><text:span text:style-name="T1688">Galilee, ueni </text:span><text:span text:style-name="T1689">ad sanctissimam ciuitatem </text:span><text:span text:style-name="T1690">Nazareth que nunc uilla campestris, immunita, </text:span><text:span text:style-name="T1691">domibus et habitaculis </text:span><text:span text:style-name="T1692">non collectis </text:span><text:span text:style-name="T1693">est</text:span><text:span text:style-name="T1692">, </text:span><text:span text:style-name="T1694">sed </text:span><text:span text:style-name="T1695">inuicem </text:span><text:span text:style-name="T1696">distantibus et disparsis. Est autem </text:span><text:span text:style-name="T1697">Nazareth sita in ualle paruula, gratiosa plurimum, montibus undique </text:span><text:span text:style-name="T1698">circumclusa. </text:span><text:span text:style-name="T1699">Hec est propria ciuitas </text:span><text:span text:style-name="T1700">Christi unde </text:span><text:span text:style-name="T1701">secundum </text:span><text:span text:style-name="T1702">carnem </text:span><text:span text:style-name="T1703">traxit </text:span><text:span text:style-name="T1704">originem, </text:span><text:span text:style-name="T1705">unde dicitur </text:span><text:span text:style-name="T1706">Nazarenus. </text:span><text:span text:style-name="T1707">In hoc </text:span><text:span text:style-name="T1708">loco florido initium nostre </text:span><text:span text:style-name="T1709">salutis effloruit </text:span><text:span text:style-name="T1710">Dominus Deus, </text:span><text:span text:style-name="T1711">Dei Filius, </text:span><text:span text:style-name="T1712">ex castissimis sanguinibus </text:span><text:span text:style-name="T1713">uirginis corpus assumens, humanam </text:span><text:span text:style-name="amh_5f_foliotation"><text:span text:style-name="T1714">[f. 246r]</text:span></text:span><text:span text:style-name="T1714"> </text:span><text:span text:style-name="T1715">naturam diuine ypostasi </text:span><text:span text:style-name="T1716">ineffabiliter coniunxit, qui uirtute Sancti Spiritus </text:span><text:span text:style-name="T1717">feminam hanc labe </text:span><text:span text:style-name="T1718">criminis originalis </text:span><text:span text:style-name="T1719"><office:annotation office:name="__Annotation__40276_2659024224" loext:resolved="false"><dc:creator>Alexandre Moret Houplon</dc:creator><dc:date>2026-02-20T12:09:54.595529700</dc:date><meta:creator-initials>AMH</meta:creator-initials><text:p text:style-name="Comment">Li : piauit</text:p></office:annotation></text:span><text:span text:style-name="T1719">priuauit</text:span><office:annotation-end office:name="__Annotation__40276_2659024224"/><text:span text:style-name="T1718"> uel sic que uirtute </text:span><text:span text:style-name="T1720">S</text:span><text:span text:style-name="T1718">ancti </text:span><text:span text:style-name="T1720">Spiritus </text:span><text:span text:style-name="T1721">femina originalis peccati eradicauit surculum </text:span><text:span text:style-name="T1722">qui per feminam, suasione </text:span><text:span text:style-name="T1723">malignis spiritus, in salutis perniciem </text:span><text:span text:style-name="T1724">diutius </text:span><text:span text:style-name="T1725">pullularat eneruauit. </text:span><text:span text:style-name="T1726">Mens non capit, lingua tabescit, </text:span><text:span text:style-name="T1727">scriptura nequit huius loci dignitatem enodar</text:span><text:span text:style-name="T1728">e, </text:span><text:span text:style-name="T1729">ubi Gabriel arcangelus </text:span><text:span text:style-name="T1730">opportuni </text:span><text:span text:style-name="T1731">nuncii baiulis, Virginem gloriosam salutando, </text:span><text:span text:style-name="T1732">celesti </text:span><text:span text:style-name="T17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734">pr</text:span><text:span text:style-name="T1735">o</text:span><text:span text:style-name="T1734">c</text:span><text:span text:style-name="T1735">ur</text:span><text:span text:style-name="T1734">atur</text:span><office:annotation-end office:name="__Annotation__42257_2659024224"/><text:span text:style-name="T1734"> </text:span><text:span text:style-name="T1736">sponsam </text:span><text:span text:style-name="T1737">ut</text:span><text:span text:style-name="T1736">, </text:span><text:span text:style-name="T1737">consensu requisito et debite </text:span><text:span text:style-name="T1738">adhibito, digna a deo preelecta puella fieri Dei genitrix mereretur. Breuiter </text:span><text:span text:style-name="T1739">in hoc loco conceptio Christi, </text:span><text:span text:style-name="T1740">operum Dei </text:span><text:span text:style-name="T1741">clarissima mirabiliter, </text:span><text:span text:style-name="T1742">in uirginali utero </text:span><text:span text:style-name="T1743">celebratur </text:span><text:span text:style-name="T1744">et obumbratione Spiritus Sancti </text:span><text:span text:style-name="T1745">fecundatur, </text:span><text:span text:style-name="T1746">fructu nobilissimo cursum nature et ordinem </text:span><text:span text:style-name="T1747">et limites </text:span><text:span text:style-name="T1748">excedente. </text:span><text:span text:style-name="T1749">In hoc loco pulcra fuit ecclesia atque magna, que heu quasi destructa est, paruulus </text:span><text:span text:style-name="T1750">tamen locus est in ea coopertus, et a Sarracenis </text:span><text:span text:style-name="T1751">diligenter custoditur, </text:span><text:span text:style-name="T1752">ubi circa </text:span><text:span text:style-name="T1753">quamdam </text:span><text:span text:style-name="T1754">columpnam marmoreum </text:span><text:span text:style-name="T1755">asserunt </text:span><text:span text:style-name="T1756">ueneranda conceptionis </text:span><text:span text:style-name="T1757">misteria </text:span><text:span text:style-name="T1758">esse facta.</text:span></text:p>
      <text:p text:style-name="P85">In Nazareth sunt pessimi Sarraceni, <text:span text:style-name="T1759">et uidetur </text:span><text:span text:style-name="T1760">quod fuerint </text:span><text:span text:style-name="T1761">ab antiquo rationabiliter </text:span><text:span text:style-name="T1762">quia dictum sit </text:span><text:span text:style-name="T1763">in Euuangelio : « </text:span><text:span text:style-name="T1764">A Nazareth potest aliquid boni esse ». </text:span><text:span text:style-name="T1765">Ad infinitam </text:span><text:span text:style-name="T1766">siquidem </text:span><text:span text:style-name="T1767">Dei bonitatem pertinet </text:span><text:span text:style-name="T1768">ut ex malis bona eliciat, </text:span><text:span text:style-name="T1769">et ex pessimis optima </text:span><text:span text:style-name="T1770">dispositione </text:span><text:span text:style-name="T1771">suauissima </text:span><text:span text:style-name="T1772">proferantur. In ipso loco Christi peragitur </text:span><text:span text:style-name="T1773">infantia, a parentibus educatur, </text:span><text:span text:style-name="T1774">proficit </text:span><text:span text:style-name="T1775">etate </text:span><text:span text:style-name="T1776">et gratia, </text:span><text:span text:style-name="T1777">ac pro nobis </text:span><text:span text:style-name="T1778">parentibus subditur cuius </text:span><text:span text:style-name="T1779">nutui </text:span><text:span text:style-name="T1780">obediunt </text:span><text:span text:style-name="T1781">uniuersa. </text:span><text:span text:style-name="T1782">Fons </text:span><text:span text:style-name="T1783">ibi monstratur </text:span><text:span text:style-name="T1784">quo puer </text:span><text:span text:style-name="T1785">balneatur, uestes quoque </text:span><text:span text:style-name="T1786">eius </text:span><text:span text:style-name="T1787">per matrem </text:span><text:span text:style-name="T1788">abluuntur, de quo et portare aquam ad hospitium </text:span><text:span text:style-name="T1789">pro humanis necessitatibus </text:span><text:span text:style-name="T1790">tam mater </text:span><text:span text:style-name="T1791">quam filius consuerunt. </text:span><text:span text:style-name="T1792">In loco susceptionis </text:span><text:span text:style-name="T1793">Christi </text:span><text:span text:style-name="T1794">celebrari </text:span><text:span text:style-name="T1795">missam feci </text:span><text:span text:style-name="T1796">de Annuntiatione </text:span><text:span text:style-name="T1797">Virginis Marie. </text:span><text:span text:style-name="T1798">Prope </text:span><text:span text:style-name="T1799">autem ad unum miliare, </text:span><text:span text:style-name="T1800">est locus qui </text:span><text:span text:style-name="T1801">S</text:span><text:span text:style-name="T1800">altus Domini </text:span><text:span text:style-name="T1802">uocatur, </text:span><text:span text:style-name="T1801">ubi cum </text:span><text:span text:style-name="T1803">Chrisus deiectus esset </text:span><text:span text:style-name="T1804">ut principitaretur de cacumine montis, </text:span><text:span text:style-name="T1805">ipse </text:span><text:span text:style-name="T1806">transiens per </text:span><text:soft-page-break/><text:span text:style-name="T1807">medium illorum </text:span><text:span text:style-name="T1808">ibat, </text:span><text:span text:style-name="T1809">Euuangelio testante. </text:span><text:span text:style-name="T1810">De hoc loco processi </text:span><text:span text:style-name="T1811">uersus </text:span><text:span text:style-name="T1812">montem </text:span><text:span text:style-name="T1813">Tabor </text:span><text:span text:style-name="T1814">in media die. </text:span><text:span text:style-name="T1815">Hic mons omnino formosus est et bene altus in quo quondam </text:span><text:span text:style-name="T1816">erat </text:span><text:span text:style-name="T1817">ciuitas fortis ubi </text:span><text:span text:style-name="T1818">et adhuc </text:span><text:span text:style-name="T1819">apparent </text:span><text:span text:style-name="T1820">alique </text:span><text:span text:style-name="T1821">christianorum ecclesie deuotione </text:span><text:span text:style-name="T1822">congrua uenerande. </text:span><text:span text:style-name="T1823">Ibi </text:span><text:span text:style-name="T1824">et en</text:span><text:span text:style-name="T1825">im </text:span><text:span text:style-name="T1826">frequenter </text:span><text:span text:style-name="T1827">Christus </text:span><text:span text:style-name="T1828">discipulis suis docuit, </text:span><text:span text:style-name="T1829">archana </text:span><text:span text:style-name="T1830">secretor</text:span><text:span text:style-name="T1831">um </text:span><text:span text:style-name="T1832">celestium </text:span><text:span text:style-name="T1833">reuelauit, </text:span><text:span text:style-name="T1834">ut ex hoc non immerito </text:span><text:span text:style-name="T1835">singularis </text:span><text:span text:style-name="T1836">scola Domini </text:span><text:span text:style-name="T1837">appeletur, celum </text:span><text:span text:style-name="T1838">empireum </text:span><text:span text:style-name="T1839">representans, ubi Dominus </text:span><text:span text:style-name="T1840">noster </text:span><text:span text:style-name="T1841">transfiguratus </text:span><text:span text:style-name="T1842">est, </text:span><text:span text:style-name="T1843">uox </text:span><text:span text:style-name="T1844">patris audita est, Moyses et Helias uisi sunt a tribus discipulis ad hanc uisionem </text:span><text:span text:style-name="T1845">assumptis, </text:span><text:span text:style-name="T1846">felicitatis</text:span><text:span text:style-name="T1847">que eterne </text:span><text:span text:style-name="T1848">dulcedo ibi quodammodo pregustata </text:span><text:span text:style-name="T1849">est. Vnde </text:span><text:span text:style-name="T1850">et Petrus </text:span><text:span text:style-name="T1851">confident</text:span><text:span text:style-name="T1852">e</text:span><text:span text:style-name="T1851">r </text:span><text:span text:style-name="T1852">dixit : </text:span><text:span text:style-name="T1853">« Domine bonum est nos hic esse », faciamus hic et cetera.</text:span></text:p>
      <text:p text:style-name="P86">De hoc loco ueni ad mare Galilee et ad Tiberiadem ciuitatem supra ipsum <text:span text:style-name="T1854">mare siue </text:span><text:span text:style-name="T1855">medio locata</text:span><text:span text:style-name="T1856">m. </text:span><text:span text:style-name="T1857">Est autem hoc mare reuera lacus multum magnus et fortitan in circuitu circiter </text:span><text:span text:style-name="amh_5f_nombre_5f_romain"><text:span text:style-name="T1858">xxx</text:span></text:span><text:span text:style-name="T1858"> miliaria continens, </text:span><text:span text:style-name="T1859">per cuius </text:span><text:span text:style-name="T1860">medium </text:span><text:span text:style-name="T1861">fluuius Iordanis currit, bonos </text:span><text:span text:style-name="T1862">pisces habet </text:span><text:span text:style-name="T1863">et in magna copia, </text:span><text:span text:style-name="T1864">aqua </text:span><text:span text:style-name="T1865">siquidem dulcis </text:span><text:span text:style-name="T1866">est et amabilis ad bibendum. </text:span><text:span text:style-name="T1867">Ciuitas uero </text:span><text:span text:style-name="T1868">ipsa Tiberiadis parum </text:span><text:span text:style-name="T1869">uallet et parum ualuisse uidetur etiam ab antiquo, </text:span><text:span text:style-name="T1870">sunt </text:span><text:span text:style-name="T1871">tamen </text:span><text:span text:style-name="T1872">bona balnea </text:span><text:span text:style-name="T1873">naturalia </text:span><text:span text:style-name="T1874">apud </text:span><text:span text:style-name="T1875">ipsam. </text:span><text:span text:style-name="T1876">Sane supra </text:span><text:span text:style-name="T1877">mare Galilee predictum Christus </text:span><text:span text:style-name="T1878">siccis pedibus ambulauit, ipsum tempestuosum dum uentis ageretur tranquillum esse precepit, Petrum dum in ipso mergi cepissit erexit, et post suam resurrectionem ibidem discipulis suis apparuit, quos piscari iussos, rete magnis </text:span><text:span text:style-name="T1879">piscibus </text:span><text:span text:style-name="amh_5f_foliotation"><text:span text:style-name="T1879">[f. 246v]</text:span></text:span><text:span text:style-name="T1879"> </text:span><text:span text:style-name="T1880">impleuit. </text:span><text:span text:style-name="T1881">Per hoc mare sepe Christus </text:span><text:span text:style-name="T1882">nauigauit, </text:span><text:span text:style-name="T1883">circa quod </text:span><text:span text:style-name="T1884">Petrum </text:span><text:span text:style-name="T1885">et Andream uocauit, multa milia hominum </text:span><text:span text:style-name="T1886">paucis </text:span><text:span text:style-name="T1887">piscibus ac panibus saciauit, et sua frequenti presentia has partes deuotas et dignas fec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29</text:page-number><text:bookmark-end text:name="PageNumWizard_FOOTER_Style de page par défaut13"/></text:p>
      </style:footer>
      <style:footer-left>
        <text:p text:style-name="MP2"><text:bookmark-start text:name="PageNumWizard_FOOTER_Style de page par défaut14"/><text:page-number text:select-page="current">3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0T13:02:02.040159600</dc:date>
    <dc:creator>Alexandre Moret Houplon</dc:creator>
    <meta:editing-duration>P4DT3H31M18S</meta:editing-duration>
    <meta:editing-cycles>2000</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0" meta:paragraph-count="165" meta:word-count="11186" meta:character-count="76380" meta:non-whitespace-character-count="65345"/>
  </office:meta>
</office:document-meta>
</file>